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plications Web</text:p>
      <text:p text:style-name="Standard"/>
      <text:p text:style-name="Standard">Internet = Web, e-mails, messagerie instantanée</text:p>
      <text:p text:style-name="Standard"/>
      <text:p text:style-name="Standard">Code = faire des lignes de codes simples pour qu'un tiers puisse les reprendre</text:p>
      <text:p text:style-name="Standard">Code-source d'une page = clic droit pour l'afficher</text:p>
      <text:p text:style-name="Standard"/>
      <text:p text:style-name="Standard">Cookies</text:p>
      <text:p text:style-name="Standard"/>
      <text:p text:style-name="Standard">Designer</text:p>
      <text:p text:style-name="Standard"/>
      <text:p text:style-name="Standard">Développeur full stack = Front-end et Back-end</text:p>
      <text:p text:style-name="Standard">Développeur Web</text:p>
      <text:p text:style-name="Standard"/>
      <text:p text:style-name="Standard">Discord</text:p>
      <text:p text:style-name="Standard"/>
      <text:p text:style-name="Standard">DNS = Domain Name System</text:p>
      <text:p text:style-name="Standard"/>
      <text:p text:style-name="Standard">Web = une partie d'Internet, inventé par Tim Berners-Lee dans les années 1990.</text:p>
      <text:p text:style-name="Standard">W3C = World Wide Web Consortium aussi créé <text:s/>par Tim Berners-L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22S</meta:editing-duration>
    <meta:editing-cycles>14</meta:editing-cycles>
    <meta:generator>OpenOffice/4.1.8$Win32 OpenOffice.org_project/418m3$Build-9803</meta:generator>
    <dc:date>2021-02-04T15:09:59.83</dc:date>
    <dc:creator>C R</dc:creator>
    <meta:document-statistic meta:table-count="0" meta:image-count="0" meta:object-count="0" meta:page-count="1" meta:paragraph-count="12" meta:word-count="71" meta:character-count="440"/>
    <meta:user-defined meta:name="Info 1"/>
    <meta:user-defined meta:name="Info 2"/>
    <meta:user-defined meta:name="Info 3"/>
    <meta:user-defined meta:name="Info 4"/>
  </office:meta>
</office:document-meta>
</file>